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 style:font-weight-complex="bold"/>
    </style:style>
    <style:style style:name="P19" style:parent-style-name="Základnítext" style:family="paragraph">
      <style:paragraph-properties fo:margin-left="0.1972in" fo:text-indent="-0.1972in">
        <style:tab-stops/>
      </style:paragraph-properties>
    </style:style>
    <style:style style:name="P20" style:parent-style-name="Základnítext" style:family="paragraph">
      <style:paragraph-properties fo:margin-left="0.1972in" fo:text-indent="-0.1972in">
        <style:tab-stops/>
      </style:paragraph-properties>
    </style:style>
    <style:style style:name="P21" style:parent-style-name="Základnítext" style:family="paragraph">
      <style:paragraph-properties fo:margin-left="0.1972in" fo:text-indent="-0.1972in">
        <style:tab-stops/>
      </style:paragraph-properties>
    </style:style>
    <style:style style:name="P22" style:parent-style-name="Základnítext" style:family="paragraph">
      <style:paragraph-properties fo:margin-left="0.1972in" fo:text-indent="-0.1972in">
        <style:tab-stops/>
      </style:paragraph-properties>
    </style:style>
    <style:style style:name="T23" style:parent-style-name="Standardnípísmoodstavce" style:family="text">
      <style:text-properties fo:font-weight="bold" style:font-weight-asian="bold" style:font-weight-complex="bold"/>
    </style:style>
    <style:style style:name="T24" style:parent-style-name="Standardnípísmoodstavce" style:family="text">
      <style:text-properties fo:font-weight="bold" style:font-weight-asian="bold" style:font-weight-complex="bold"/>
    </style:style>
    <style:style style:name="P25" style:parent-style-name="Číslovanýseznam" style:family="paragraph">
      <style:paragraph-properties fo:margin-left="0.1972in" fo:text-indent="-0.1972in">
        <style:tab-stops/>
      </style:paragraph-properties>
    </style:style>
    <style:style style:name="P26" style:parent-style-name="Základnítext" style:family="paragraph">
      <style:paragraph-properties fo:margin-left="0.1972in" fo:text-indent="-0.1972in">
        <style:tab-stops/>
      </style:paragraph-properties>
    </style:style>
    <style:style style:name="P27" style:parent-style-name="Základnítext" style:family="paragraph">
      <style:paragraph-properties fo:margin-left="0.1972in" fo:text-indent="-0.1972in">
        <style:tab-stops/>
      </style:paragraph-properties>
    </style:style>
    <style:style style:name="P28" style:parent-style-name="Základnítext" style:family="paragraph">
      <style:text-properties fo:background-color="#FFFF00"/>
    </style:style>
    <style:style style:name="P29" style:parent-style-name="Normální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/2022<text:bookmark-end text:name="Text14"/></text:p>
            <text:p text:style-name="Normální">KVOP-4240/2022<text:bookmark-end text:name="Text2"/></text:p>
            <text:p text:style-name="Normální"><text:bookmark-start text:name="Text6"/>18. 0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V.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a rozhodnutí o částečném odmítnutí žádosti<text:s/>podle zákona č. 106/1999 Sb., o svobodném přístupu k informacím, ve znění pozdějších předpisů</text:h>
      <text:p text:style-name="Základnítext">Vážený pane V.,</text:p>
      <text:p text:style-name="Základnítext">dne<text:s/>4. ledna 2022<text:s/>byla do Kanceláře veřejného ochránce práv doručena Vaše žádost podle zákona<text:s/>č. 106/1999 Sb.,<text:s/>o svobodném přístupu k informacím, ve znění pozdějších předpisů, kterou<text:s/><text:span text:style-name="T18">žádáte následující informace</text:span>:</text:p>
      <text:list text:style-name="LFO10" text:continue-numbering="true">
        <text:list-item>
          <text:p text:style-name="P19">Který zákon a které jeho ustanovení umožňuje správnímu orgánu dlouhodobě praktikovat mimo úřední dny uzavřít vchod do předmětné budovy správního úřadu<text:s/>a tím v tyto doby uzamčením dotčené správní budovy neumožnit dotčeným osobám uplatňovat jejich práva a oprávněné zájmy v souladu s ustanovení § 4 odst. 4 zákona č. 500/2004 Sb., správní řád, ve znění pozdějších předpisů.<text:s/></text:p>
        </text:list-item>
        <text:list-item>
          <text:p text:style-name="P20">Zda oprávněná úřední osoba má právo zakotvené v obsahu tohoto správního řádu nesepsat (odmítnout sepsat) písemný protokol, o jehož sepsání v dané době a čase výslovně požádala dotčená osoba mimo<text:s/>„úřední den.“</text:p>
        </text:list-item>
        <text:list-item>
          <text:p text:style-name="P21">Zda toto úřední osoba má taktéž právo odmítnout projednání oprávněných zájmů mimo tento zákonem nepotvrzený „úřední den“ dotčené osoby, s touto osobou jednat na veřejnosti přístupné chodbě dotčeného správního úřadu a zda tato úřední osoba při jednání s touto dotčenou osobou nemusí vydaným vládním opatřením používat v této době a čase během nastalého jednání ochranné pomůcky (dodržování proticovidových opatření, jakou jsou respirátory a jiné stejně účinné ochranné prostředky.).</text:p>
        </text:list-item>
        <text:list-item>
          <text:p text:style-name="P22">Zda veřejná správa je službou veřejnosti a zda kdo, kdo plní dotčené úkoly vyplývající z působnosti správního orgánu má povinnosti se k těmto dotčeným osobám chovat zdvořile a podle možností jim vycházet vstříc.</text:p>
        </text:list-item>
      </text:list>
      <text:p text:style-name="Základnítext">K Vaší žádosti<text:s/><text:span text:style-name="T23">poskytuji následující informace</text:span>:</text:p>
      <text:p text:style-name="Základnítext">K bodu č. 1 až 3</text:p>
      <text:p text:style-name="Základnítext"><text:span text:style-name="T24">Tuto informaci nelze poskytnout.</text:span><text:s/>V podrobnostech odkazuji na současně vydané rozhodnutí o částečném odmítnutí informací.</text:p>
      <text:p text:style-name="Základnítext">K bodu č. 4</text:p>
      <text:soft-page-break/>
      <text:p text:style-name="Základnítext">Ano,<text:s/>veřejná správa je službou veřejnosti a<text:s/>každý kdo, kdo plní<text:s/>úkoly vyplývající z působnosti správního orgánu má povinnosti se k těmto dotčeným osobám chovat zdvořile a podle možností jim vycházet vstříc. Uvedené vyplývá z ustanovení § 4 odst. 1 zákona č 500/2004 Sb., správní řád, ve znění pozdějších předpisů.<text:s/></text:p>
      <text:p text:style-name="Základnítext">V souladu s § 15 a § 20 odst. 4 písm. a) zákona č. 106/1999 Sb., o svobodném přístupu k informacím, ve znění pozdějších předpisů, ve spojení s § 67 a násl. zákona č. 500/2004 Sb., správního řádu, ve znění pozdějších předpisů,<text:s/><text:span text:style-name="Silné">vydává Kancelář veřejného ochránce práv</text:span><text:s/>jako povinný subjekt podle § 2 odst. 1 zákona o svobodném přístupu k informacím a současně jako osoba pověřená veřejným ochráncem práv k plnění povinností veřejného ochránce práv podle zákona o svobodném přístupu k informacím na základě § 25 odst. 2 zákona č. 349/1999 Sb., o veřejném ochránci práv, ve znění pozdějších předpisů,</text:p>
      <text:h text:style-name="Nadpis1" text:outline-level="1">rozhodnutí,</text:h>
      <text:p text:style-name="Základnítext">kterým se<text:s/><text:span text:style-name="Silné">částečně</text:span><text:span text:style-name="Silné"><text:s/>odmítá</text:span><text:s/>žádost pana V.<text:s/>V., narozeného<text:s/>x, bytem<text:s/>x<text:s/>ze dne 4. ledna 2022 podle ustanovení § 2 odst. 4 zákona o svobodném přístupu k informacím.</text:p>
      <text:h text:style-name="Nadpis1" text:outline-level="1">Odůvodnění</text:h>
      <text:p text:style-name="Základnítext">Dne 4. ledna 2022 se na veřejného ochránce práv obrátil s žádostí podle zákona o svobodném přístupu k informacím pan V.<text:s/>V.<text:s/>(dále „žadatel“). Předmětem žádosti jsou mimo jiné následující dotazy:</text:p>
      <text:list text:style-name="LFO10">
        <text:list-item text:start-value="1">
          <text:p text:style-name="P25">Který zákon a které jeho ustanovení umožňuje správnímu orgánu dlouhodobě praktikovat mimo úřední dny uzavřít vchod do předmětné budovy správního úřadu<text:s/>a tím v tyto doby uzamčením dotčené správní budovy neumožnit dotčeným osobám uplatňovat jejich práva a oprávněné zájmy v souladu s ustanovení § 4 odst. 4 zákona č. 500/2004 Sb., správní řád, ve znění pozdějších předpisů.<text:s/></text:p>
        </text:list-item>
        <text:list-item>
          <text:p text:style-name="P26">Zda oprávněná úřední osoba má právo zakotvené v obsahu tohoto správního řádu nesepsat (odmítnout sepsat) písemný protokol, o jehož sepsání v dané době a čase výslovně požádala dotčená osoba mimo<text:s/>„úřední den.“</text:p>
        </text:list-item>
        <text:list-item>
          <text:p text:style-name="P27">Zda toto úřední osoba má taktéž právo odmítnout projednání oprávněných zájmů mimo tento zákonem nepotvrzený „úřední den“ dotčené osoby, s touto osobou jednat na veřejnosti přístupné chodbě dotčeného správního úřadu a zda tato úřední osoba při jednání s touto dotčenou osobou nemusí vydaným vládním opatřením používat v této době a čase během nastalého jednání ochranné pomůcky (dodržování proticovidových opatření, jakou jsou respirátory a jiné stejně účinné ochranné prostředky).</text:p>
        </text:list-item>
      </text:list>
      <text:p text:style-name="Základnítext">Podle § 2 odst. 4 zákona o svobodném přístupu k informacím se povinnost povinných subjektů poskytovat informace mj. netýká dotazů na názory. Z důvodové zprávy k zákonu č. 61/2006 Sb., kterým bylo do zákona o svobodném přístupu k informacím (s účinností 23. 3. 2006) vloženo citované ustanovení, vyplývá, že "povinný subjekt je povinen poskytovat pouze ty informace, které se vztahují k jeho působnosti, a které má nebo by měl mít k dispozici". Naopak režim zákona o svobodném přístupu k informacím nestanovuje povinnost nové informace vytvářet či vyjadřovat názory povinného subjektu k určité problematice. I podle názoru Nejvyššího správního soudu, který vyplývá mj. z rozhodnutí<text:s/><text:s/>č.<text:s/>j. 1 As 28/2010-86 ze dne 17. 6. 2010 a č.j. 1 As 107/2011-70 ze dne 19. 10. 2011 se<text:s/><text:soft-page-break/>žádosti tohoto druhu odmítají s odkazem na § 2 odst. 4 zákona o svobodném přístupu k informacím. Oba rozsudky jsou dostupné na<text:s/><text:a xlink:href="http://www.nssoud.cz" office:target-frame-name="_blank" xlink:show="new"><text:span text:style-name="Hypertextovýodkaz">www.nssoud.cz</text:span></text:a>.<text:s/></text:p>
      <text:p text:style-name="Základnítext">Žadatel ve své žádosti popisuje jednání blíže neurčeného úřadu a oprávněné úřední osoby. Po ochránci pak žádá, aby uvedl, podle kterého ustanovení správního řádu úřad nebo oprávněná úřední osoba jednali, resp. proč oprávněná osoba nemusela dodržovat opatření vlády pro boj s nemocí COVID-19. Lapidárně řečeno, žadatel po ochránci chce, aby popsané jednání posoudil a učinil závěr, zda úřad a oprávněná úřední osoba postupovali v souladu s právem. Jelikož odpověďmi na žadatelem<text:s/>kladené otázky<text:s/>ani<text:s/>veřejný ochránce práv ani Kancelář veřejného ochránce práv jako povinný subjekt nedisponují, žádost v bodech č. 1 až 3 se odmítá.</text:p>
      <text:h text:style-name="Nadpis1" text:outline-level="1">Poučení</text:h>
      <text:p text:style-name="Základnítext">Proti tomuto rozhodnutí lze podle § 16 zákona o svobodném přístupu k informacím podat ve lhůtě 15 dnů od jeho doručení odvolání k Úřadu pro ochranu osobních údajů prostřednictvím Kanceláře veřejného ochránce práv.</text:p>
      <text:p text:style-name="Základnítext"/>
      <text:p text:style-name="P28"/>
      <text:p text:style-name="P29"/>
      <text:p text:style-name="podpis">JUDr. Pavel Pořízek, Ph.D.</text:p>
      <text:p text:style-name="podpis">vedoucí Kanceláře veřejného ochránce práv</text:p>
      <text:p text:style-name="podpis"/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2CYZ*</text:span>*KVOPX00C2CYZ*</text:p>
        <text:p text:style-name="P12"><text:span text:style-name="T13">KVOPX00C2CYZ</text:span>KVOPX00C2CY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02T10:28:00Z</meta:creation-date>
    <dc:date>2022-02-02T10:28:00Z</dc:date>
    <meta:print-date>2016-06-27T08:08:00Z</meta:print-date>
    <meta:template xlink:href="KVOP_dopis%20vedoucího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3" meta:paragraph-count="12" meta:word-count="913" meta:character-count="6293" meta:row-count="44" meta:non-whitespace-character-count="5392"/>
  </office:meta>
</office:document-meta>
</file>